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CA"/>
    </style:style>
    <style:style style:name="P2" style:family="paragraph" style:parent-style-name="Standard">
      <style:paragraph-properties fo:text-align="justify" style:justify-single-word="false"/>
      <style:text-properties fo:language="en" fo:country="CA" style:text-underline-style="solid" style:text-underline-width="auto" style:text-underline-color="font-color"/>
    </style:style>
    <style:style style:name="P3" style:family="paragraph" style:parent-style-name="Standard">
      <style:paragraph-properties fo:text-align="justify" style:justify-single-word="false"/>
      <style:text-properties fo:language="en" fo:country="CA" style:text-underline-style="none"/>
    </style:style>
    <style:style style:name="P4" style:family="paragraph" style:parent-style-name="Standard">
      <style:paragraph-properties fo:text-align="justify" style:justify-single-word="false">
        <style:tab-stops>
          <style:tab-stop style:position="2.937cm"/>
        </style:tab-stops>
      </style:paragraph-properties>
      <style:text-properties fo:language="en" fo:country="CA" style:text-underline-style="none"/>
    </style:style>
    <style:style style:name="P5" style:family="paragraph" style:parent-style-name="Standard">
      <style:paragraph-properties fo:text-align="center" style:justify-single-word="false"/>
      <style:text-properties fo:language="en" fo:country="CA" style:text-underline-style="none"/>
    </style:style>
    <style:style style:name="P6" style:family="paragraph" style:parent-style-name="Standard">
      <style:paragraph-properties fo:text-align="justify" style:justify-single-word="false"/>
      <style:text-properties fo:language="en" fo:country="CA" style:text-underline-style="none" fo:background-color="#e6e6ff"/>
    </style:style>
    <style:style style:name="P7" style:family="paragraph" style:parent-style-name="Standard">
      <style:paragraph-properties fo:text-align="justify" style:justify-single-word="false"/>
      <style:text-properties fo:language="en" fo:country="CA" style:text-underline-style="none" fo:background-color="transparent"/>
    </style:style>
    <style:style style:name="P8" style:family="paragraph" style:parent-style-name="Standard">
      <style:paragraph-properties fo:text-align="justify" style:justify-single-word="false"/>
      <style:text-properties style:font-name="Courier New" fo:language="en" fo:country="CA" style:text-underline-style="none" fo:font-weight="bold" style:font-weight-asian="bold" style:font-weight-complex="bold"/>
    </style:style>
    <style:style style:name="P9" style:family="paragraph" style:parent-style-name="Standard">
      <style:paragraph-properties fo:text-align="justify" style:justify-single-word="false"/>
      <style:text-properties style:font-name="Courier New" fo:language="en" fo:country="CA" fo:font-weight="bold" style:font-weight-asian="bold" style:font-weight-complex="bold"/>
    </style:style>
    <style:style style:name="P10" style:family="paragraph" style:parent-style-name="Standard" style:list-style-name="L1">
      <style:paragraph-properties fo:text-align="justify" style:justify-single-word="false"/>
      <style:text-properties fo:language="en" fo:country="CA" style:text-underline-style="none"/>
    </style:style>
    <style:style style:name="P11" style:family="paragraph" style:parent-style-name="Standard" style:list-style-name="L2">
      <style:paragraph-properties fo:text-align="justify" style:justify-single-word="false"/>
      <style:text-properties style:font-name="Courier New" fo:language="en" fo:country="CA" style:text-underline-style="none" fo:font-weight="bold" style:font-weight-asian="bold" style:font-weight-complex="bold"/>
    </style:style>
    <style:style style:name="P12"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style:font-name="Courier New" fo:font-weight="bold" style:font-weight-asian="bold" style:font-weight-complex="bold"/>
    </style:style>
    <style:style style:name="T3" style:family="text">
      <style:text-properties style:font-name="Courier New" fo:font-weight="bold" fo:background-color="#e6e6ff" style:font-weight-asian="bold" style:font-weight-complex="bold"/>
    </style:style>
    <style:style style:name="T4" style:family="text">
      <style:text-properties style:font-name="Courier New" fo:font-weight="bold" fo:background-color="transparent" style:font-weight-asian="bold" style:font-weight-complex="bold"/>
    </style:style>
    <style:style style:name="T5" style:family="text">
      <style:text-properties style:font-name="Arial"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fo:background-color="#e6e6ff" style:font-weight-asian="bold" style:font-weight-complex="bold"/>
    </style:style>
    <style:style style:name="T8" style:family="text">
      <style:text-properties style:text-position="super 58%"/>
    </style:style>
    <style:style style:name="T9" style:family="text">
      <style:text-properties style:text-underline-style="none"/>
    </style:style>
    <style:style style:name="T10" style:family="text">
      <style:text-properties fo:background-color="#e6e6ff"/>
    </style:style>
    <style:style style:name="T11" style:family="text">
      <style:text-properties fo:background-color="transparent"/>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10/07/30 </text:h>
      <text:h text:style-name="Heading_20_1" text:outline-level="1">CC1100 driver notes</text:h>
      <text:p text:style-name="P2"/>
      <text:p text:style-name="P3">The header file PicOS/cc1100.h assigns default values to some constants that can be used to configure the operation of the driver. All the constants named <text:span text:style-name="T2">RADIO_</text:span>... (appearing close to the top of the file) can be defined in options.sys thus overriding the default definitions. Here is a brief description of their meaning.</text:p>
      <text:p text:style-name="P3"/>
      <text:p text:style-name="P3"><text:span text:style-name="T2">RADIO_OPTIONS</text:span> (with the default value of 0) is a configuration of bit flags, which are mostly used to select various levels of diagnostics (for debugging or performance evaluation). Eight least significant bits of the constant's value are meaningful and interpreted as follows:</text:p>
      <text:p text:style-name="P3"/>
      <text:p text:style-name="P7"><text:span text:style-name="T7">Bit 0 (0x01)</text:span><text:span text:style-name="T10"> switches on diag messages indicating abnormal conditions.</text:span> Those messages that indicate serious problems (that normally should not occur for as long as the chip is healthy) end with two exclamation marks.</text:p>
      <text:p text:style-name="P3"/>
      <text:p text:style-name="P6"><text:span text:style-name="T6">Bit 1 (0x02)</text:span> switches on diag messages on various important (albeit normal) events, e.g., power down, reset, packet reception.<text:span text:style-name="T11"> </text:span></text:p>
      <text:p text:style-name="P3"/>
      <text:p text:style-name="P3"><text:span text:style-name="T7">Bit 2 (0x04)</text:span><text:span text:style-name="T10"> enables </text:span><text:span text:style-name="T3">PHYSOPT_ERROR</text:span><text:span text:style-name="T10">, a special control request, whereby the praxis can retrieve from the driver 6 counters reflecting its performance.</text:span> This is the format of the control request:</text:p>
      <text:p text:style-name="P3"/>
      <text:p text:style-name="P8"><text:tab/>word counters [6];</text:p>
      <text:p text:style-name="P8"><text:tab/>...</text:p>
      <text:p text:style-name="P8"><text:tab/>tcv_control (sfd, PHYSOPT_ERROR, counters);</text:p>
      <text:p text:style-name="P3"/>
      <text:p text:style-name="P3">The specified array is filled with the following values (in this order):</text:p>
      <text:p text:style-name="P3"/>
      <text:list xml:id="list31612130" text:style-name="L1">
        <text:list-item>
          <text:p text:style-name="P10">The total number of attempted packet receptions triggered by the recognition of a sync word signalling the beginning of a packet.</text:p>
          <text:p text:style-name="P10"/>
        </text:list-item>
        <text:list-item>
          <text:p text:style-name="P10">The total number of successfully received packets. This number is never bigger than the previous number.</text:p>
          <text:p text:style-name="P10"/>
        </text:list-item>
        <text:list-item>
          <text:p text:style-name="P10">The total number of packets submitted to the transmitter, i.e., ones that have been extracted from the driver's PHY queue to be transmitted.</text:p>
          <text:p text:style-name="P10"/>
        </text:list-item>
        <text:list-item>
          <text:p text:style-name="P10">The total number of packets submitted for transmission that exceeded the limit on the number of transmission attempts (see below) and were dropped. This number is never bigger than the previous number. Unless <text:span text:style-name="T2">RADIO_LBT_RETRY_LIMIT</text:span> is nonzero, this number is always zero.</text:p>
          <text:p text:style-name="P10"/>
        </text:list-item>
        <text:list-item>
          <text:p text:style-name="P10">The congestion indicator describing the average backoff delay suffered by a transmitted packet (see below).</text:p>
          <text:p text:style-name="P10"/>
        </text:list-item>
        <text:list-item>
          <text:p text:style-name="P10"><text:soft-page-break/>The maximum backoff so far, i.e., the maximum delay suffered by a packet (including packets dropped due to congestion, when <text:span text:style-name="T2">RADIO_LBT_RETRY_LIMIT</text:span> is nonzero).</text:p>
        </text:list-item>
      </text:list>
      <text:p text:style-name="P3"/>
      <text:p text:style-name="P3">Accumulative counters wrap around at 64K (65536). Counters 0 and 1, as well as 2 and 3, are coupled in the sense that when the first one wraps around the maximum (and is zeroed), the second one is zeroed as well.</text:p>
      <text:p text:style-name="P3"/>
      <text:p text:style-name="P3">The congestion indicator is calculated as an exponential moving average of the backoff delay over all transmitted (or dropped) packets. The formula is</text:p>
      <text:p text:style-name="P5"/>
      <text:p text:style-name="P5"><draw:frame draw:style-name="fr1" draw:name="Object1" text:anchor-type="as-char" svg:width="4.77cm" svg:height="0.529cm" draw:z-index="0"><draw:object xlink:href="./Object 1" xlink:type="simple" xlink:show="embed" xlink:actuate="onLoad"/><draw:image xlink:href="./ObjectReplacements/Object 1" xlink:type="simple" xlink:show="embed" xlink:actuate="onLoad"/></draw:frame>,</text:p>
      <text:p text:style-name="P5"/>
      <text:p text:style-name="P3">where <draw:frame draw:style-name="fr1" draw:name="Object2" text:anchor-type="as-char" svg:width="0.656cm" svg:height="0.531cm" draw:z-index="1"><draw:object xlink:href="./Object 2" xlink:type="simple" xlink:show="embed" xlink:actuate="onLoad"/><draw:image xlink:href="./ObjectReplacements/Object 2" xlink:type="simple" xlink:show="embed" xlink:actuate="onLoad"/><svg:desc>formula</svg:desc></draw:frame> is the new value of the indicator, after accommodating the delay (<draw:frame draw:style-name="fr1" draw:name="Object5" text:anchor-type="as-char" svg:width="0.614cm" svg:height="0.531cm" draw:z-index="4"><draw:object xlink:href="./Object 5" xlink:type="simple" xlink:show="embed" xlink:actuate="onLoad"/><draw:image xlink:href="./ObjectReplacements/Object 5" xlink:type="simple" xlink:show="embed" xlink:actuate="onLoad"/><svg:desc>formula</svg:desc></draw:frame>) of the current packet , <draw:frame draw:style-name="fr1" draw:name="Object3" text:anchor-type="as-char" svg:width="0.998cm" svg:height="0.531cm" draw:z-index="2"><draw:object xlink:href="./Object 3" xlink:type="simple" xlink:show="embed" xlink:actuate="onLoad"/><draw:image xlink:href="./ObjectReplacements/Object 3" xlink:type="simple" xlink:show="embed" xlink:actuate="onLoad"/><svg:desc>formula</svg:desc></draw:frame>was the previous value (calculated for the previous packet), and <draw:frame draw:style-name="fr1" draw:name="Object4" text:anchor-type="as-char" svg:width="0.614cm" svg:height="0.531cm" draw:z-index="3"><draw:object xlink:href="./Object 4" xlink:type="simple" xlink:show="embed" xlink:actuate="onLoad"/><draw:image xlink:href="./ObjectReplacements/Object 4" xlink:type="simple" xlink:show="embed" xlink:actuate="onLoad"/><svg:desc>formula</svg:desc></draw:frame>is the delay (in PicOS milliseconds) suffered by the current packet.</text:p>
      <text:p text:style-name="P3"/>
      <text:p text:style-name="P3">All counters can be zeroed by providing a NULL second argument to <text:span text:style-name="T2">tcv_control</text:span>, i.e.,</text:p>
      <text:p text:style-name="P3"/>
      <text:p text:style-name="P8"><text:tab/>tcv_control (sfd, PHYSOPT_ERROR, NULL);</text:p>
      <text:p text:style-name="P3"/>
      <text:p text:style-name="P3"><text:span text:style-name="T7">Bit 3 (0x08)</text:span><text:span text:style-name="T10"> activates code to check for the presence of CC1100 chip on system reset.</text:span> This is to prevent indefinite hangups in tests designed for possibly faulty boards. Normally an attempt to start the driver on a board without a chip (or with a defective chip) will hang the system.</text:p>
      <text:p text:style-name="P3"/>
      <text:p text:style-name="P3"><text:span text:style-name="T7">Bit 4 (0x10)</text:span><text:span text:style-name="T10"> causes the special guard process to be activated and run in parallel with the driver.</text:span> The role of the guard process is to detect hangups of the driver resulting from a faulty CC1100 chip. Normally, the guard process is not required.</text:p>
      <text:p text:style-name="P3"/>
      <text:p text:style-name="P3"><text:span text:style-name="T7">Bit 5 (0x20)</text:span><text:span text:style-name="T10"> switches on extra consistency checks (along the same line as the guard process).</text:span> Such checks are not normally required, but they may be occasionally useful for diagnosing broken chips.</text:p>
      <text:p text:style-name="P3"/>
      <text:p text:style-name="P3"><text:span text:style-name="T7">Bit 6 (0x40)</text:span><text:span text:style-name="T10"> extends the semantics of </text:span><text:span text:style-name="T3">PHYSOPT_RESET</text:span><text:span text:style-name="T10"> (this is a control request resetting the chip) by using its argument as a pointer to the substitution table providing new (replacement) values for selected registers of the chip.</text:span> This makes it possible for the praxis to reconfigure the chip in a practically unlimited way (including ways that may potentially render the chip unresponsive and hang the driver). The substitution table consists of two bytes per register setting (the register number + its value) and terminates with byte 255 (<text:span text:style-name="T2">0xff</text:span>). For example this sequence:</text:p>
      <text:p text:style-name="P3"/>
      <text:p text:style-name="P8"><text:tab/>byte subst [] = { 0x3E, 0xC4, 1C, 0x48, 255 };</text:p>
      <text:p text:style-name="P8"><text:tab/>...</text:p>
      <text:p text:style-name="P8"><text:tab/>tcv_control (sfd, PHYSOPT_RESET, (address)subst);</text:p>
      <text:p text:style-name="P3"/>
      <text:p text:style-name="P3">sets the first entry in PATABLE (register <text:span text:style-name="T2">0x3E</text:span>) to <text:span text:style-name="T2">0xC4</text:span> and register <text:span text:style-name="T2">AGCCTRL1</text:span><text:span text:style-name="T5"> </text:span>(specifying LBT thresholds – see below) to <text:span text:style-name="T2">0x48</text:span>.</text:p>
      <text:p text:style-name="P3"/>
      <text:p text:style-name="P3">Note that the praxis should not alter the substitution table after submitting it to the driver. This is because the same table will be used on every subsequent reset (which may occur spontaneously for quite legitimate internal reasons). Alternatively, if the praxis knows what it is doing, it may just modify <text:soft-page-break/>some values in the substitution table and trigger a reset (e.g., by switching the transmitter/receiver off and back on) to effect the new register settings.</text:p>
      <text:p text:style-name="P3"/>
      <text:p text:style-name="P3">By specifying a NULL substitution table pointer, you remove the last substitution table from the driver's view. Also, each new substitution table completely revokes the previous one. Those registers that are not mentioned in the table receive standard settings.</text:p>
      <text:p text:style-name="P3"/>
      <text:p text:style-name="P3"><text:span text:style-name="T7">Bit 7 (0x80)</text:span><text:span text:style-name="T10"> enables the code for initializing the node's entropy (affecting random number generation) from RSSI upon system reset.</text:span> This is only effective if the global system options select entropy collection, i.e., the constant <text:span text:style-name="T2">ENTROPY_COLLECTION</text:span> is defined as nonzero. In such a case, when the driver is initialized, it will take 8 samples of RSSI at 1 msec intervals and incorporate the least significant 4 bits of each sample into a 32-bit initial <text:span text:style-name="T1">entropy</text:span> value. Note that regardless of this bit, <text:span text:style-name="T1">entropy</text:span> will be updated from RSSI on every packet reception (assuming that <text:span text:style-name="T2">ENTROPY_COLLECTION</text:span> is nonzero).</text:p>
      <text:p text:style-name="P3"/>
      <text:p text:style-name="P3"><text:span text:style-name="T3">RADIO_CRC_MODE</text:span> (default setting 0) selects the way of calculating the CRC for a packet, which can be one of:</text:p>
      <text:p text:style-name="P3"/>
      <text:p text:style-name="P3"><text:tab/>0<text:tab/>built-in hardware calculation; this should be the recommended setting (I am not saying <text:tab/><text:tab/><text:tab/>that it <text:span text:style-name="T1">is</text:span> the recommended setting, because there is still some controversy as to whether <text:tab/><text:tab/><text:tab/>the old software CRC calculation is not better)</text:p>
      <text:p text:style-name="P3"/>
      <text:p text:style-name="P3"><text:tab/>1<text:tab/>built-in CC2400-compatible CRC</text:p>
      <text:p text:style-name="P3"/>
      <text:p text:style-name="P3"><text:tab/>2<text:tab/>like 0 + AUTOFLUSH (do not use – see below)</text:p>
      <text:p text:style-name="P3"/>
      <text:p text:style-name="P3"><text:tab/>3<text:tab/>like 1 + AUTOFLUSH (do not use)</text:p>
      <text:p text:style-name="P3"/>
      <text:p text:style-name="P3"><text:tab/>4<text:tab/>software CRC (our own software implementation of ISO 3309 CRC)</text:p>
      <text:p text:style-name="P3"/>
      <text:p text:style-name="P3">At first sight, the AUTOFLUSH option appears attractive as (theoretically) it does not wake up the driver until a packet has been received correctly (its hardware CRC is OK). This means that it delegates most of the reception processing to hardware, thus minimizing the overhead in the driver. However, as it turns out, the aggregate reception event is presented in an inconsistent way, which makes it difficult to organize the driver's activities around it (and, for example, avoid hangups).</text:p>
      <text:p text:style-name="P3"/>
      <text:p text:style-name="P3">Despite its present buggy status, the option has not been removed from the driver, as the newer versions of the chip may fix the problem (providing for a more foolproof way of triggering reception events).</text:p>
      <text:p text:style-name="P3"/>
      <text:p text:style-name="P3">Note: one possible reason why hardware CRC might result in worse reception is the electromagnetic interference cause by the calculation being carried out in parallel with the reception. I have observed deteriorating performance of the RF chip under conditions of heavy CPU activity, which can only be attributed to increased electromagnetic noise caused by the CPU. Perhaps a similar kind of noise is generated by the chip itself when it calculates the CRC on line. </text:p>
      <text:p text:style-name="P3"/>
      <text:p text:style-name="P3"><text:span text:style-name="T3">RADIO_DEFAULT_POWER</text:span> (default setting 2) selects the default transmission power setting. This is the number of PATABLE entry (between 0 and 7 inclusively) to be used as the initial power level immediately after the chip's initialization. This is also the power level to be assumed when the <text:soft-page-break/>argument to a <text:span text:style-name="T2">PHYSOPT_SETPOWER</text:span> control request is NULL.</text:p>
      <text:p text:style-name="P3"/>
      <text:p text:style-name="P4"><text:span text:style-name="T3">RADIO_DEFAULT_CHANNEL</text:span> (default setting 0) selects the default channel. Legitimate values are between 0 and 255.</text:p>
      <text:p text:style-name="P4"/>
      <text:p text:style-name="P4"><text:span text:style-name="T3">RADIO_DEFAULT_BITRATE</text:span> (default setting 10000) selects the default bit rate roughly in bits per seconds. Only these four values are legitimate: 5000, 10000, 38400, and 200000.</text:p>
      <text:p text:style-name="P3"/>
      <text:p text:style-name="P3"><text:span text:style-name="T3">RADIO_LBT_MIN_BACKOFF</text:span> (default setting 2). This is the minimum value of a backoff (in PicOS milliseconds) generated, e.g., when the driver fails to grab the channel for a packet transmission.</text:p>
      <text:p text:style-name="P3"/>
      <text:p text:style-name="P3">To understand the interpretation of this and other backoff (LBT) related constants, you need some understanding of the channel access protocol for transmission, which is outlined below.</text:p>
      <text:p text:style-name="P3"/>
      <text:p text:style-name="P3">The driver uses a backoff timer, which is a <text:span text:style-name="T1">utimer</text:span>, i.e., a millisecond counter decremented automatically (by the kernel) towards zero. The first thing that the driver does before transmitting a packet is to check whether the backoff timer is zero. If not, the driver delays its next attempt at transmission/retransmission by the present value of the timer. </text:p>
      <text:p text:style-name="P3"/>
      <text:p text:style-name="P3">While waiting for the backoff timer to reach zero, the driver also waits for a generic <text:span text:style-name="T1">attention</text:span> event. Such an event is triggered whenever something changes in the driver's environment that may require it to perform an action. A packet reception (nonempty RX FIFO) is one example of such an event. Generally, the attention event is the most important event awaiting by the driver. Whenever the driver is waiting for something (anything at all), it is also waiting for an attention event. </text:p>
      <text:p text:style-name="P3"/>
      <text:p text:style-name="P3">Normally, the backoff timer is decremented towards zero at millisecond rate. Suppose that the driver has a packet to transmit, so it looks at the backoff counter and sees that its value is some <text:span text:style-name="T1">d &gt; 0</text:span>. The driver will issue a delay request for <text:span text:style-name="T1">d</text:span> milliseconds along with a wait (<text:span text:style-name="T1">when</text:span>) request for the attention event. If nothing special happens in the meantime (no attention event), the driver will wake up at exactly the moment when the backoff timer has reached zero.</text:p>
      <text:p text:style-name="P3"/>
      <text:p text:style-name="P3">The backoff timer can be reset. For example, it can be reset upon a packet reception. It can also be set explicitly by a <text:span text:style-name="T2">PHYSOPT_CAV</text:span> control call (from the praxis). In any case, when the backoff timer is reset, an attention event is triggered, which (among other things) means that the driver will immediately see the new value of the backoff timer.</text:p>
      <text:p text:style-name="P3"/>
      <text:p text:style-name="P1"><text:span text:style-name="T9">When there is a packet to be transmitted and the backoff timer contains zero, the driver will initiate the procedure of transmitting the packet. The first step of this procedure is an attempt to grab the channel (the so-called channel assessment). To this end, t</text:span>he driver tries to switch the chip to “transmit” state and then immediately checks the effective state of the chip. If the effective state is in fact “transmit”, it means that channel access has been granted, so the driver proceeds to transmit the packet. The chip will refuse to be put into the transmit state if it thinks the channel is busy. Logically (within the driver), this condition (i.e., what it means for the channel to be assessed busy) is described by three constants (see PicOS/cc1100.h):</text:p>
      <text:p text:style-name="P1"/>
      <text:p text:style-name="P1"><text:tab/><text:span text:style-name="T2">RADIO_CC_INDICATION</text:span><text:tab/><text:tab/>(legitimate values 0 – 3)</text:p>
      <text:p text:style-name="P1"><text:tab/><text:span text:style-name="T2">RADIO_CC_THRESHOLD</text:span><text:tab/><text:tab/>(legitimate values 0 – 15)</text:p>
      <text:p text:style-name="P1"><text:tab/><text:span text:style-name="T2">RADIO_CC_THRESHOLD_REL</text:span><text:tab/>(legitimate values 0 – 3) </text:p>
      <text:p text:style-name="P1"><text:soft-page-break/></text:p>
      <text:p text:style-name="P1">The first constant determines when and whether the channel assessment should be performed at all. Value 0 switches it off altogether, which means that the chip will <text:span text:style-name="T1">always</text:span> allow itself to be switched to the transmit state immediately upon request.</text:p>
      <text:p text:style-name="P1"/>
      <text:p text:style-name="P1">Value 1 means that the chip will allow the transition only when its perceived RSSI value is below a definable threshold (constants <text:span text:style-name="T2">RADIO_CC_THRESHOLD</text:span> and <text:span text:style-name="T2">RADIO_CC_THRESHOLD_REL</text:span>). Value 2 means that the chip will not allow the transition if it thinks it is currently receiving a packet (this is the minimum officially recommended setting). Finally, 3 is an OR of the two conditions, meaning that the chip will refuse the transition if any of the two inhibiting conditions holds. The present default settings are:</text:p>
      <text:p text:style-name="P1"/>
      <text:p text:style-name="P1"><text:tab/><text:span text:style-name="T2">#define RADIO_CC_INDICATION<text:tab/><text:tab/>3</text:span></text:p>
      <text:p text:style-name="P9"><text:tab/>#define RADIO_CC_THRESHOLD<text:tab/><text:tab/>6</text:p>
      <text:p text:style-name="P9"><text:tab/>#define RADIO_CC_THRESHOLD_REL<text:tab/>0</text:p>
      <text:p text:style-name="P1"/>
      <text:p text:style-name="P1">The value zero of a threshold constant disables the respective condition. <text:span text:style-name="T2">RADIO_C_THRESHOLD</text:span> applies to the absolute RSSI level. Increasing (nonzero) values correspond to higher absolute levels, so 1 is the finest setting (the most delicate threshold). The second threshold constant (<text:span text:style-name="T2">RADIO_CC_THRESHOLD_REL</text:span>) refers to a relative threshold, which basically means an increase in what the chip considers to be the (possibly intermittent) current level of background noise. Again, 0 switches off this condition (the present default setting), while 1, 2, and 3 correspond to increasing thresholds. The way those values translate into dBm is explained in the chip's documentation.</text:p>
      <text:p text:style-name="P1"/>
      <text:p text:style-name="P1">For tests, you may either change the values of the above constants and recompile the praxis, or, alternatively, you can modify (dynamically, i.e., using a substitution table – see above) the contents of one register (<text:span text:style-name="T2">AGCCTRL1</text:span> – number <text:span text:style-name="T2">1C</text:span>). That register stores the values of the last two constants in a somewhat obfuscated way (because of the two's complement encoding). The second hex digit corresponds to <text:span text:style-name="T2">RADIO_CC_THRESHOLD</text:span> offset by <text:span text:style-name="T2">0x08</text:span>, which means that <text:span text:style-name="T2">0x08</text:span> corresponds to <text:span text:style-name="T2">CC_THRESHOLD</text:span> = 0 (off), <text:span text:style-name="T2">0x09</text:span> corresponds to 1, ..., <text:span text:style-name="T2">0x0F</text:span> corresponds to 7, <text:span text:style-name="T2">0x00</text:span> corresponds to 8, ..., <text:span text:style-name="T2">0x07</text:span> corresponds to 15. The first digit is <text:span text:style-name="T2">0x40</text:span> or'red with the absolute value of <text:span text:style-name="T2">RADIO_CC_THRESHOLD_REL</text:span>, e.g., <text:span text:style-name="T2">0x60</text:span> corresponds to <text:span text:style-name="T2">CC_THRESHOLD_REL</text:span> = 2.</text:p>
      <text:p text:style-name="P1"/>
      <text:p text:style-name="P1">If the channel assessment fails, i.e., the chip refuses to enter the transmit state, the driver generates a random number using this formula:</text:p>
      <text:p text:style-name="P1"/>
      <text:p text:style-name="P3"><text:tab/><text:span text:style-name="T2">bckf_timer = RADIO_LBT_MIN_BACKOFF + rnd () &amp; mask;</text:span></text:p>
      <text:p text:style-name="P3"/>
      <text:p text:style-name="P3">where <text:span text:style-name="T2">mask</text:span> is always a power of two minus 1, i.e., its binary representation consists of a number of ones from the right. The mask size is determined by this constant:</text:p>
      <text:p text:style-name="P3"/>
      <text:p text:style-name="P3"><text:span text:style-name="T3">RADIO_LBT_BACKOFF_EXP</text:span> (default setting 6) which specifies the power of two to be used for the mask (equal to the number of ones + 1). Thus, the default setting translates into 5 ones (2<text:span text:style-name="T8">6</text:span>–1 = 63). This is the mask to be applied after a failed attempt to grab the channel by the transmitter. With the default setting, the backoff interval can be anywhere between 2 and 2+63=65 milliseconds. </text:p>
      <text:p text:style-name="P3"/>
      <text:p text:style-name="P3">Note: this interval used to be longer in the past. The old default setting of <text:span text:style-name="T4">RADIO_LBT_BACKOFF_EXP</text:span> was 8.</text:p>
      <text:p text:style-name="P3"><text:soft-page-break/></text:p>
      <text:p text:style-name="P3">Note that the driver will not re-attempt the transmission for as long as the backoff timer remains nonzero. <text:s/>The backoff timer will be reset after a successful packet reception using the mask described by this constant:</text:p>
      <text:p text:style-name="P3"/>
      <text:p text:style-name="P3"><text:span text:style-name="T3">RADIO_LBT_BACKOFF_RX</text:span> (default setting 3). The idea is that having received a packet we remove at least one of the reasons why a previous transmission attempt may have failed. Thus it may make sense to reconsider the failed transmission under new opportunities. On the other hand, multiple nodes in the neighbourhood may develop the same idea (synchronizing to the end of the same packet), so some randomization may be in order. Note that it isn't absolutely clear whether the new backoff should be statistically shorter or longer than the previous setting (one following a failed channel assessment), but it may make sense to use different ranges in the two cases. The default setting translates into a randomized delay between 2 and 9 milliseconds.</text:p>
      <text:p text:style-name="P3"/>
      <text:p text:style-name="P3">If <text:span text:style-name="T2">RADIO_LBT_BACKOFF_EXP</text:span><text:span text:style-name="T5"> </text:span>is defined as zero, the transmitter behaves aggressively retrying channel access at millisecond intervals. This option is not recommended (certainly, it makes no sense with <text:span text:style-name="T2">RADIO_LBT_RETRY_LIMIT</text:span> or <text:span text:style-name="T2">RADIO_LBT_RETRY_STAGED</text:span> – see below). It was used in conjunction with 200 kbps transmission rate for high bandwidth transmission of real-time data in the heart datalogger project at SFU.</text:p>
      <text:p text:style-name="P3"/>
      <text:p text:style-name="P3">If <text:span text:style-name="T2">RADIO_LBT_BACKOFF_RX </text:span>is defined as zero, then the backoff timer is never reset after a packet reception. In particular, if it was zero, it stays at zero after the reception (there is no forced after-reception backoff). Note that, intuitively, after reception backoff is important. This is because several nodes in the neighbourhood may want to respond to the same received packet, which means that receptions are not unlikely to trigger contention.</text:p>
      <text:p text:style-name="P3"/>
      <text:p text:style-name="P1">The backoff timer can be set explicitly by the praxis using this control call:</text:p>
      <text:p text:style-name="P1"/>
      <text:p text:style-name="P8"><text:tab/>word bckf;</text:p>
      <text:p text:style-name="P8"><text:tab/>...</text:p>
      <text:p text:style-name="P8"><text:tab/>tcv_control (sfd, PHYSOPT_CAV, &amp;bckf);</text:p>
      <text:p text:style-name="P3"/>
      <text:p text:style-name="P3">where the value of <text:span text:style-name="T2">bckf</text:span> provides the new setting of the timer in milliseconds. If the last argument of <text:span text:style-name="T2">tcv_control</text:span> is NULL, the driver generates a randomized interval using <text:span text:style-name="T2">RADIO_LBT_BACKOFF_EXP</text:span> for the mask.</text:p>
      <text:p text:style-name="P3"/>
      <text:p text:style-name="P3">A successful channel assessment is always followed by a transmission. Formally, such a transmission involves no delays (that would allow other threads to interleave with the driver while it happens), as it boils down to writing the packet to the TX FIFO and immediately removing it from the PHY queue. Then the driver waits for the TX status to be removed from the chip, which will indicate the physical end of the transmission. This is accomplished in an interrupt-free fashion: the driver estimates the transmission time (based on the packet length) – in fact underestimating it slightly – and then, at the end of the waiting time, polls the chip at millisecond intervals for the actual status change. Following the status change, the driver sets the backoff timer to:</text:p>
      <text:p text:style-name="P3"/>
      <text:p text:style-name="P3"><text:span text:style-name="T3">RADIO_LBT_XMIT_SPACE</text:span> (default setting 2) milliseconds. The idea is to provide a breathing room for the receiver to accommodate the received packet before being fed a new one. If <text:span text:style-name="T2">RADIO_LBT_XMIT_SPACE </text:span>is defined as zero, the backoff timer is not set at the end of transmission.</text:p>
      <text:p text:style-name="P3"><text:soft-page-break/></text:p>
      <text:p text:style-name="P3">It is possible to impose a limit on the number of attempts to acquire the channel for a given outgoing packet, assuming that the transmission has ultimately failed when that number has been reached. In such a case, the packet will be discarded (but otherwise treated as if it has been transmitted) without actually going out.</text:p>
      <text:p text:style-name="P3"/>
      <text:p text:style-name="P3"><text:span text:style-name="T3">RADIO_LBT_RETRY_LIMIT</text:span> (default setting 0). If this constant is nonzero, it declares the maximum number of transmission attempts for one outgoing packet understood as the maximum number of channel assessments. Zero (the default setting) switches off this option, i.e., every outgoing packet will be retried as many times as required for the channel assessment to eventually succeed.</text:p>
      <text:p text:style-name="P3"/>
      <text:p text:style-name="P3">One more option is:</text:p>
      <text:p text:style-name="P3"/>
      <text:p text:style-name="P3"><text:span text:style-name="T3">RADIO_LBT_RETRY_STAGED</text:span> (default setting 0). When nonzero, this constant selects the so-called staged channel assessment whereby different attempts are carried out at different sensitivity parameters (different settings of register <text:span text:style-name="T2">AGCCTRL1</text:span> – see above). Those settings are provided by three built in tables selected by the (nonzero) value of the constant:</text:p>
      <text:p text:style-name="P3"/>
      <text:list xml:id="list31589363" text:style-name="L2">
        <text:list-item>
          <text:p text:style-name="P11">0x59, 0x6C, 0x7E, 0x48</text:p>
        </text:list-item>
        <text:list-item>
          <text:p text:style-name="P11">0x59, 0x6B, 0x7D, 0x4F, 0x48</text:p>
        </text:list-item>
        <text:list-item>
          <text:p text:style-name="P11">0x59, 0x5A, 0x6B, 0x6C, 0x7D, 0x4E, 0x4F, 0x48</text:p>
        </text:list-item>
      </text:list>
      <text:p text:style-name="P3"/>
      <text:p text:style-name="P3">Note that 1) consecutive entries represent decreasing sensitivity, and 2) the last entry in each row corresponds to both thresholds switched off. However, there is no way to switch off option 2 of <text:span text:style-name="T2">RADIO_CC_INDICATION</text:span>, i.e., negative channel assessment during packet reception.</text:p>
      <text:p text:style-name="P3"/>
      <text:p text:style-name="P1"><text:span text:style-name="T9">The two options can be combined or used independently. If there is no limit (</text:span>RADIO_LBT_RETRY_LIMIT<text:span text:style-name="T9"> = 0), or if the limit is larger than number of entries in the staging table, then the last entry of the table will be reiterated for all attempts exceeding the table siz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lodek</meta:initial-creator>
    <meta:creation-date>2009-01-19T10:46:27.52</meta:creation-date>
    <dc:date>2010-07-31T11:52:59.39</dc:date>
    <meta:editing-duration>PT19H22M17S</meta:editing-duration>
    <meta:editing-cycles>118</meta:editing-cycles>
    <meta:generator>OpenOffice.org/3.2$Win32 OpenOffice.org_project/320m18$Build-9502</meta:generator>
    <dc:creator>Paweł Gburzyński</dc:creator>
    <meta:document-statistic meta:table-count="0" meta:image-count="0" meta:object-count="5" meta:page-count="7" meta:paragraph-count="88" meta:word-count="3082" meta:character-count="19121"/>
    <meta:user-defined meta:name="Info 1"/>
    <meta:user-defined meta:name="Info 2"/>
    <meta:user-defined meta:name="Info 3"/>
    <meta:user-defined meta:name="Info 4"/>
  </office:meta>
</office:document-meta>
</file>

<file path=Object 1/content.xml><?xml version="1.0" encoding="utf-8"?>
<math xmlns="http://www.w3.org/1998/Math/MathML">
  <semantics>
    <mrow>
      <msub>
        <mi>C</mi>
        <mi>n</mi>
      </msub>
      <mi mathvariant="normal">=</mi>
      <mrow>
        <mrow>
          <msub>
            <mi>C</mi>
            <mrow>
              <mi>n</mi>
              <mi mathvariant="normal">−</mi>
              <mn>1</mn>
            </mrow>
          </msub>
          <mi mathvariant="normal">×</mi>
          <mn>0.75</mn>
        </mrow>
        <mo stretchy="false">+</mo>
        <mrow>
          <msub>
            <mi>d</mi>
            <mi>n</mi>
          </msub>
          <mi mathvariant="normal">×</mi>
          <mn>0.25</mn>
        </mrow>
      </mrow>
    </mrow>
    <annotation encoding="StarMath 5.0">C_n = C_{n-1} times 0.75 + d_{n} times 0.25</annotation>
  </semantics>
</math>
</file>

<file path=Object 2/content.xml><?xml version="1.0" encoding="utf-8"?>
<math xmlns="http://www.w3.org/1998/Math/MathML">
  <semantics>
    <msub>
      <mi>C</mi>
      <mi>n</mi>
    </msub>
    <annotation encoding="StarMath 5.0">C_n</annotation>
  </semantics>
</math>
</file>

<file path=Object 3/content.xml><?xml version="1.0" encoding="utf-8"?>
<math xmlns="http://www.w3.org/1998/Math/MathML">
  <semantics>
    <msub>
      <mi>C</mi>
      <mrow>
        <mi>n</mi>
        <mi mathvariant="normal">−</mi>
        <mn>1</mn>
      </mrow>
    </msub>
    <annotation encoding="StarMath 5.0">C_{n-1}</annotation>
  </semantics>
</math>
</file>

<file path=Object 4/content.xml><?xml version="1.0" encoding="utf-8"?>
<math xmlns="http://www.w3.org/1998/Math/MathML">
  <semantics>
    <msub>
      <mi>d</mi>
      <mi>n</mi>
    </msub>
    <annotation encoding="StarMath 5.0">d_n</annotation>
  </semantics>
</math>
</file>

<file path=Object 5/content.xml><?xml version="1.0" encoding="utf-8"?>
<math xmlns="http://www.w3.org/1998/Math/MathML">
  <semantics>
    <msub>
      <mi>d</mi>
      <mi>n</mi>
    </msub>
    <annotation encoding="StarMath 5.0">d_n</annotation>
  </semantics>
</math>
</file>